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D7A0000173DD4F06D6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" style:family="paragraph" style:parent-style-name="Normal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 style:parent-style-name="Normal" style:list-style-name="L1"/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Normal">
      <style:paragraph-properties fo:text-align="start" style:justify-single-word="false"/>
      <style:text-properties fo:font-size="22pt" style:font-size-asian="22pt" style:font-size-complex="2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2pt" style:font-size-asian="22pt" style:font-size-complex="2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esting a quote for the following FPGA design.</text:p>
      <text:p text:style-name="Normal">Objective:</text:p>
      <text:p text:style-name="Normal">Create a basic prototype for the Netmory interconnect.</text:p>
      <text:p text:style-name="Normal">Deliverable:</text:p>
      <text:p text:style-name="Normal">1) Hardware</text:p>
      <text:p text:style-name="Normal">2 pairs of setups: Pair A and pair B. <text:line-break/>Each pair is composed from 2 FPGA boards interconnected via an FMC board to board cable.</text:p>
      <text:p text:style-name="Normal"/>
      <text:p text:style-name="Normal"><draw:frame draw:style-name="fr1" draw:name="graphics1" text:anchor-type="as-char" svg:width="5.2083in" svg:height="5.2083in" draw:z-index="0"><draw:image xlink:href="https://hitechglobal.us/image/cache/data/88-88-9-500x500.png" xlink:type="simple" xlink:show="embed" xlink:actuate="onLoad"/></draw:frame> </text:p>
      <text:p text:style-name="P1">FMC to FMC cable (board to board) shown here as an example</text:p>
      <text:p text:style-name="Normal"><text:line-break/></text:p>
      <text:p text:style-name="P6"><text:soft-page-break/>A</text:p>
      <text:p text:style-name="Normal"><draw:frame draw:style-name="fr2" draw:name="graphics2" text:anchor-type="as-char" svg:width="7.0972in" svg:height="3.5563in" draw:z-index="1"><draw:image xlink:href="https://www.terasic.com.tw/attachment/archive/1001/image/FMC_Cable.jpg" xlink:type="simple" xlink:show="embed" xlink:actuate="onLoad"/></draw:frame></text:p>
      <text:p text:style-name="P2">Showing <text:s/>2 FPGA boards with an FMC to FMC board to board connection example.</text:p>
      <text:p text:style-name="Normal">The 2 setups A and B communicate with an ethernet connection. This can be done directly or via the internet.</text:p>
      <text:p text:style-name="P7"><text:s text:c="18"/>A <text:s text:c="49"/>B</text:p>
      <text:p text:style-name="P5"><draw:frame draw:style-name="fr3" draw:name="graphics3" text:anchor-type="paragraph" svg:width="6.5in" svg:height="1.9492in" draw:z-index="2"><draw:image xlink:href="Pictures/2000000700004D7A0000173DD4F06D6C.svm" xlink:type="simple" xlink:show="embed" xlink:actuate="onLoad"/></draw:frame> <text:span text:style-name="T1">Showing an example of a setup of a network with 2 terminals incorporationg the Netmory interconnect</text:span> <text:s text:c="13"/></text:p>
      <text:p text:style-name="Normal">2) Software</text:p>
      <text:p text:style-name="Normal">hello_world program that display 3 strings :</text:p>
      <text:list xml:id="list3296882403081306416" text:style-name="L1">
        <text:list-item>
          <text:list>
            <text:list-item>
              <text:p text:style-name="P4"><text:soft-page-break/>hello world form the interconnect immediat memory</text:p>
            </text:list-item>
            <text:list-item>
              <text:p text:style-name="P4">hello world from the interconnect stotage</text:p>
            </text:list-item>
            <text:list-item>
              <text:p text:style-name="P4">hello world from world</text:p>
            </text:list-item>
          </text:list>
        </text:list-item>
      </text:list>
      <text:p text:style-name="Normal">The program should use a pointer in the memory where the above strings are stored. The 3 strings are stored in 3 different address ranges corresponding to their physical location.</text:p>
      <text:p text:style-name="Normal">One address range corresponds to the immediat memory, the second address range to the interconnect storage and the last range for the world network.</text:p>
      <text:p text:style-name="Normal">The program must be stable and should not hang.</text:p>
      <text:p text:style-name="Normal">3) Demo </text:p>
      <text:p text:style-name="Normal">Setup the Hardware of section 1) and run hello_world of section 2).</text:p>
      <text:p text:style-name="Normal"/>
      <text:p text:style-name="Normal">3) Environment</text:p>
      <text:p text:style-name="Normal">Use Xilinx Vivado and SDK. The program above can run in the first stage boot loader (FSBL). The hardware may be based on Zynq Ultrascale+ or more recent ARM based Xilinx dev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Michael Lerman</meta:initial-creator>
    <dc:creator>Mikhael Lerman</dc:creator>
    <meta:creation-date>2016-09-24T19:06:00Z</meta:creation-date>
    <dc:date>2017-11-10T15:59:13.48</dc:date>
    <meta:editing-cycles>23</meta:editing-cycles>
    <meta:editing-duration>PT1H30M53S</meta:editing-duration>
    <meta:document-statistic meta:table-count="0" meta:image-count="3" meta:object-count="0" meta:page-count="3" meta:paragraph-count="27" meta:word-count="250" meta:character-count="1504"/>
    <meta:template xlink:type="simple" xlink:actuate="onRequest" xlink:title="" xlink:href="Normal.dotm"/>
  </office:meta>
</office:document-meta>
</file>